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fo:font-style="italic" officeooo:rsid="04379dda" officeooo:paragraph-rsid="03f4cd97" style:font-style-asian="italic" style:font-style-complex="italic"/>
    </style:style>
    <style:style style:name="P5" style:family="paragraph" style:parent-style-name="Text_20_body">
      <style:text-properties officeooo:rsid="03bf6571" officeooo:paragraph-rsid="03f4cd97"/>
    </style:style>
    <style:style style:name="P6" style:family="paragraph" style:parent-style-name="Text_20_body">
      <style:text-properties officeooo:rsid="03ef544f" officeooo:paragraph-rsid="03f4cd97"/>
    </style:style>
    <style:style style:name="P7" style:family="paragraph" style:parent-style-name="Text_20_body">
      <style:text-properties officeooo:rsid="0411b153" officeooo:paragraph-rsid="03f4cd97"/>
    </style:style>
    <style:style style:name="P8" style:family="paragraph" style:parent-style-name="Text_20_body">
      <style:text-properties officeooo:rsid="04137347" officeooo:paragraph-rsid="03f4cd97"/>
    </style:style>
    <style:style style:name="P9" style:family="paragraph" style:parent-style-name="Text_20_body">
      <style:text-properties officeooo:rsid="04232749" officeooo:paragraph-rsid="03f4cd97"/>
    </style:style>
    <style:style style:name="P10" style:family="paragraph" style:parent-style-name="Text_20_body">
      <style:text-properties officeooo:rsid="0426eb53" officeooo:paragraph-rsid="03f4cd97"/>
    </style:style>
    <style:style style:name="P11" style:family="paragraph" style:parent-style-name="Text_20_body">
      <style:text-properties officeooo:rsid="042b5803" officeooo:paragraph-rsid="03f4cd97"/>
    </style:style>
    <style:style style:name="P12" style:family="paragraph" style:parent-style-name="Text_20_body">
      <style:text-properties officeooo:rsid="042fc6f5" officeooo:paragraph-rsid="03f4cd97"/>
    </style:style>
    <style:style style:name="P13" style:family="paragraph" style:parent-style-name="Text_20_body">
      <style:text-properties officeooo:rsid="0430dbe3" officeooo:paragraph-rsid="03f4cd97"/>
    </style:style>
    <style:style style:name="P14" style:family="paragraph" style:parent-style-name="Text_20_body">
      <style:text-properties officeooo:rsid="0432cf0a" officeooo:paragraph-rsid="03f4cd97"/>
    </style:style>
    <style:style style:name="P15" style:family="paragraph" style:parent-style-name="Text_20_body">
      <style:text-properties officeooo:rsid="04335023" officeooo:paragraph-rsid="03f4cd97"/>
    </style:style>
    <style:style style:name="P16" style:family="paragraph" style:parent-style-name="Text_20_body">
      <style:text-properties officeooo:rsid="0434a612" officeooo:paragraph-rsid="03f4cd97"/>
    </style:style>
    <style:style style:name="P17" style:family="paragraph" style:parent-style-name="Text_20_body">
      <style:text-properties officeooo:rsid="0404e685" officeooo:paragraph-rsid="0404e685"/>
    </style:style>
    <style:style style:name="P18" style:family="paragraph" style:parent-style-name="Text_20_body">
      <style:text-properties officeooo:rsid="0407f98c" officeooo:paragraph-rsid="0407f98c"/>
    </style:style>
    <style:style style:name="P19" style:family="paragraph" style:parent-style-name="Text_20_body">
      <style:text-properties officeooo:rsid="0409dd4d" officeooo:paragraph-rsid="0409dd4d"/>
    </style:style>
    <style:style style:name="P20" style:family="paragraph" style:parent-style-name="Heading_20_2">
      <style:text-properties fo:font-weight="normal" officeooo:rsid="03f43688" officeooo:paragraph-rsid="03f4cd97" style:font-weight-asian="normal" style:font-weight-complex="normal"/>
    </style:style>
    <style:style style:name="P21" style:family="paragraph" style:parent-style-name="Heading_20_2">
      <style:text-properties officeooo:rsid="03f8afcf" officeooo:paragraph-rsid="03f4cd97"/>
    </style:style>
    <style:style style:name="P22" style:family="paragraph" style:parent-style-name="Heading_20_2">
      <style:text-properties officeooo:rsid="0430dbe3" officeooo:paragraph-rsid="03f4cd97"/>
    </style:style>
    <style:style style:name="P23" style:family="paragraph" style:parent-style-name="Heading_20_2">
      <style:text-properties officeooo:paragraph-rsid="03f4cd97"/>
    </style:style>
    <style:style style:name="P24" style:family="paragraph" style:parent-style-name="Standard">
      <style:paragraph-properties fo:text-align="start" style:justify-single-word="false" style:writing-mode="lr-tb"/>
      <style:text-properties style:font-name="Courier New" officeooo:paragraph-rsid="03f4cd97"/>
    </style:style>
    <style:style style:name="P25" style:family="paragraph" style:parent-style-name="Text_20_body">
      <style:paragraph-properties fo:text-align="start" style:justify-single-word="false" style:writing-mode="lr-tb"/>
      <style:text-properties officeooo:rsid="03c1a658" officeooo:paragraph-rsid="03f4cd97"/>
    </style:style>
    <style:style style:name="P26" style:family="paragraph" style:parent-style-name="Text_20_body">
      <style:paragraph-properties fo:text-align="start" style:justify-single-word="false" style:writing-mode="lr-tb"/>
      <style:text-properties officeooo:rsid="03c51c01" officeooo:paragraph-rsid="03f4cd97"/>
    </style:style>
    <style:style style:name="P27" style:family="paragraph" style:parent-style-name="Text_20_body">
      <style:paragraph-properties fo:text-align="start" style:justify-single-word="false" style:writing-mode="lr-tb"/>
      <style:text-properties officeooo:rsid="03d2043e" officeooo:paragraph-rsid="03f4cd97"/>
    </style:style>
    <style:style style:name="P28" style:family="paragraph" style:parent-style-name="Text_20_body">
      <style:paragraph-properties fo:text-align="start" style:justify-single-word="false" style:writing-mode="lr-tb"/>
      <style:text-properties officeooo:rsid="03d3a624" officeooo:paragraph-rsid="03f4cd97"/>
    </style:style>
    <style:style style:name="P29" style:family="paragraph" style:parent-style-name="Text_20_body">
      <style:paragraph-properties fo:text-align="start" style:justify-single-word="false" style:writing-mode="lr-tb"/>
      <style:text-properties officeooo:rsid="04335023" officeooo:paragraph-rsid="03f4cd97"/>
    </style:style>
    <style:style style:name="P30" style:family="paragraph" style:parent-style-name="Standard">
      <style:paragraph-properties fo:text-align="end" style:justify-single-word="false" style:writing-mode="rl-tb"/>
      <style:text-properties style:font-name="Courier New" officeooo:rsid="041cf7eb" officeooo:paragraph-rsid="03f4cd97"/>
    </style:style>
    <style:style style:name="P31"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32" style:family="paragraph" style:parent-style-name="Text_20_body">
      <style:paragraph-properties fo:text-align="end" style:justify-single-word="false" style:writing-mode="rl-tb"/>
      <style:text-properties officeooo:rsid="03c44192" officeooo:paragraph-rsid="03f4cd97"/>
    </style:style>
    <style:style style:name="P33" style:family="paragraph" style:parent-style-name="Text_20_body">
      <style:paragraph-properties fo:text-align="end" style:justify-single-word="false" style:writing-mode="rl-tb"/>
      <style:text-properties officeooo:rsid="03c51c01" officeooo:paragraph-rsid="03f4cd97"/>
    </style:style>
    <style:style style:name="P34" style:family="paragraph" style:parent-style-name="Text_20_body">
      <style:paragraph-properties fo:text-align="end" style:justify-single-word="false" style:writing-mode="rl-tb"/>
      <style:text-properties officeooo:rsid="03c2bb75" officeooo:paragraph-rsid="03f4cd97"/>
    </style:style>
    <style:style style:name="P35" style:family="paragraph" style:parent-style-name="Text_20_body">
      <style:paragraph-properties fo:text-align="end" style:justify-single-word="false" style:writing-mode="rl-tb"/>
      <style:text-properties officeooo:rsid="03d2043e" officeooo:paragraph-rsid="03f4cd97"/>
    </style:style>
    <style:style style:name="P36" style:family="paragraph" style:parent-style-name="Text_20_body">
      <style:paragraph-properties fo:text-align="end" style:justify-single-word="false" style:writing-mode="rl-tb"/>
      <style:text-properties officeooo:rsid="03d3a492" officeooo:paragraph-rsid="03f4cd97"/>
    </style:style>
    <style:style style:name="P37" style:family="paragraph" style:parent-style-name="Text_20_body">
      <style:paragraph-properties fo:text-align="end" style:justify-single-word="false" style:writing-mode="rl-tb"/>
      <style:text-properties officeooo:rsid="03e59eb7" officeooo:paragraph-rsid="03f4cd97"/>
    </style:style>
    <style:style style:name="P38"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9"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40" style:family="paragraph" style:parent-style-name="Text_20_body">
      <style:paragraph-properties fo:text-align="end" style:justify-single-word="false" style:writing-mode="rl-tb"/>
      <style:text-properties officeooo:rsid="03f8afcf" officeooo:paragraph-rsid="03f4cd97"/>
    </style:style>
    <style:style style:name="P41" style:family="paragraph" style:parent-style-name="Text_20_body">
      <style:paragraph-properties fo:text-align="end" style:justify-single-word="false" style:writing-mode="rl-tb"/>
      <style:text-properties officeooo:rsid="03f6eb35" officeooo:paragraph-rsid="03f6eb35"/>
    </style:style>
    <style:style style:name="P42"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43" style:family="paragraph" style:parent-style-name="Heading_20_2">
      <style:paragraph-properties fo:margin-top="0in" fo:margin-bottom="0.0575in" loext:contextual-spacing="false" fo:text-align="end" style:justify-single-word="false" style:writing-mode="rl-tb"/>
      <style:text-properties style:use-window-font-color="true" officeooo:rsid="040379d9" officeooo:paragraph-rsid="040379d9"/>
    </style:style>
    <style:style style:name="P44"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45"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7"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48"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404e685"/>
    </style:style>
    <style:style style:name="P49"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50"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51"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52"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53"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54"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55"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6"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7" style:family="paragraph" style:parent-style-name="Text_20_body" style:list-style-name="L4">
      <style:text-properties style:use-window-font-color="true" officeooo:rsid="0407f98c" officeooo:paragraph-rsid="0407f98c"/>
    </style:style>
    <style:style style:name="P58" style:family="paragraph" style:parent-style-name="Text_20_body">
      <style:text-properties style:use-window-font-color="true" officeooo:rsid="0432cf0a" officeooo:paragraph-rsid="03f4cd97"/>
    </style:style>
    <style:style style:name="P59" style:family="paragraph" style:parent-style-name="Text_20_body" style:list-style-name="L5">
      <style:text-properties officeooo:rsid="0424ce9b" officeooo:paragraph-rsid="03f4cd97"/>
    </style:style>
    <style:style style:name="P60" style:family="paragraph" style:parent-style-name="Text_20_body" style:list-style-name="L5">
      <style:text-properties officeooo:rsid="0429c005" officeooo:paragraph-rsid="03f4cd97"/>
    </style:style>
    <style:style style:name="P61" style:family="paragraph" style:parent-style-name="Text_20_body" style:list-style-name="L6">
      <style:text-properties officeooo:rsid="042cdfda" officeooo:paragraph-rsid="03f4cd97"/>
    </style:style>
    <style:style style:name="P62" style:family="paragraph" style:parent-style-name="Text_20_body" style:list-style-name="L7">
      <style:text-properties officeooo:paragraph-rsid="03f4cd97"/>
    </style:style>
    <style:style style:name="P63" style:family="paragraph" style:parent-style-name="Text_20_body" style:list-style-name="L7">
      <style:text-properties officeooo:rsid="040445be" officeooo:paragraph-rsid="03f4cd97"/>
    </style:style>
    <style:style style:name="P64" style:family="paragraph" style:parent-style-name="Text_20_body" style:list-style-name="L1">
      <style:paragraph-properties fo:text-align="end" style:justify-single-word="false" style:writing-mode="rl-tb"/>
      <style:text-properties officeooo:rsid="03e2b4c3" officeooo:paragraph-rsid="03f4cd97"/>
    </style:style>
    <style:style style:name="P65" style:family="paragraph" style:parent-style-name="Text_20_body" style:list-style-name="L1">
      <style:paragraph-properties fo:text-align="end" style:justify-single-word="false" style:writing-mode="rl-tb"/>
      <style:text-properties officeooo:rsid="03e59eb7" officeooo:paragraph-rsid="03f4cd97"/>
    </style:style>
    <style:style style:name="P66"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7"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8" style:family="paragraph" style:parent-style-name="Text_20_body">
      <style:paragraph-properties fo:margin-top="0in" fo:margin-bottom="0.0575in" loext:contextual-spacing="false" fo:text-align="end" style:justify-single-word="false" style:writing-mode="rl-tb"/>
      <style:text-properties style:use-window-font-color="true" officeooo:rsid="0404e685" officeooo:paragraph-rsid="0404e685"/>
    </style:style>
    <style:style style:name="P69"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70"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71" style:family="paragraph" style:parent-style-name="Heading_20_1">
      <style:text-properties officeooo:rsid="03f26fef" officeooo:paragraph-rsid="03f4cd97"/>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officeooo:rsid="04005169"/>
    </style:style>
    <style:style style:name="T27" style:family="text">
      <style:text-properties officeooo:rsid="0409f43b"/>
    </style:style>
    <style:style style:name="T28" style:family="text">
      <style:text-properties style:use-window-font-color="true"/>
    </style:style>
    <style:style style:name="T29" style:family="text">
      <style:text-properties style:use-window-font-color="true" officeooo:rsid="03fc5636"/>
    </style:style>
    <style:style style:name="T30" style:family="text">
      <style:text-properties style:use-window-font-color="true" officeooo:rsid="0400c40e"/>
    </style:style>
    <style:style style:name="T31" style:family="text">
      <style:text-properties style:use-window-font-color="true" officeooo:rsid="03fe6359"/>
    </style:style>
    <style:style style:name="T32" style:family="text">
      <style:text-properties style:use-window-font-color="true" officeooo:rsid="03fe6cad"/>
    </style:style>
    <style:style style:name="T33" style:family="text">
      <style:text-properties style:use-window-font-color="true" officeooo:rsid="04013563"/>
    </style:style>
    <style:style style:name="T34" style:family="text">
      <style:text-properties style:use-window-font-color="true" officeooo:rsid="04058c30"/>
    </style:style>
    <style:style style:name="T35" style:family="text">
      <style:text-properties style:use-window-font-color="true" officeooo:rsid="04025eac"/>
    </style:style>
    <style:style style:name="T36" style:family="text">
      <style:text-properties style:use-window-font-color="true" officeooo:rsid="0407ba97"/>
    </style:style>
    <style:style style:name="T37" style:family="text">
      <style:text-properties style:use-window-font-color="true" officeooo:rsid="0408033c"/>
    </style:style>
    <style:style style:name="T38" style:family="text">
      <style:text-properties style:use-window-font-color="true" fo:font-weight="bold" style:font-weight-asian="bold" style:font-weight-complex="bold"/>
    </style:style>
    <style:style style:name="T39" style:family="text">
      <style:text-properties style:use-window-font-color="true" fo:font-weight="bold" officeooo:rsid="03fc5636" style:font-weight-asian="bold" style:font-weight-complex="bold"/>
    </style:style>
    <style:style style:name="T40" style:family="text">
      <style:text-properties style:use-window-font-color="true" officeooo:rsid="040c5524"/>
    </style:style>
    <style:style style:name="T41" style:family="text">
      <style:text-properties style:use-window-font-color="true" officeooo:rsid="03f8b751"/>
    </style:style>
    <style:style style:name="T42" style:family="text">
      <style:text-properties style:use-window-font-color="true" officeooo:rsid="04003295"/>
    </style:style>
    <style:style style:name="T43" style:family="text">
      <style:text-properties officeooo:rsid="04137347"/>
    </style:style>
    <style:style style:name="T44" style:family="text">
      <style:text-properties fo:color="#0000ff"/>
    </style:style>
    <style:style style:name="T45" style:family="text">
      <style:text-properties fo:color="#0000ff" officeooo:rsid="0411b153"/>
    </style:style>
    <style:style style:name="T46" style:family="text">
      <style:text-properties fo:color="#0000ff" officeooo:rsid="041bc02d"/>
    </style:style>
    <style:style style:name="T47" style:family="text">
      <style:text-properties officeooo:rsid="0411b153"/>
    </style:style>
    <style:style style:name="T48" style:family="text">
      <style:text-properties fo:color="#008000"/>
    </style:style>
    <style:style style:name="T49" style:family="text">
      <style:text-properties fo:color="#008000" officeooo:rsid="0411b153"/>
    </style:style>
    <style:style style:name="T50" style:family="text">
      <style:text-properties fo:color="#008000" officeooo:rsid="0415d069"/>
    </style:style>
    <style:style style:name="T51" style:family="text">
      <style:text-properties officeooo:rsid="0415d069"/>
    </style:style>
    <style:style style:name="T52" style:family="text">
      <style:text-properties officeooo:rsid="042a80e2"/>
    </style:style>
    <style:style style:name="T53" style:family="text">
      <style:text-properties officeooo:rsid="0427ce05"/>
    </style:style>
    <style:style style:name="T54" style:family="text">
      <style:text-properties officeooo:rsid="042b5803"/>
    </style:style>
    <style:style style:name="T55" style:family="text">
      <style:text-properties officeooo:rsid="04335023"/>
    </style:style>
    <style:style style:name="T56" style:family="text">
      <style:text-properties officeooo:rsid="04343144"/>
    </style:style>
    <style:style style:name="T57" style:family="text">
      <style:text-properties officeooo:rsid="03fc06af"/>
    </style:style>
    <style:style style:name="T58" style:family="text">
      <style:text-properties officeooo:rsid="0406afc7"/>
    </style:style>
    <style:style style:name="T59" style:family="text">
      <style:text-properties officeooo:rsid="0407f98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ext:span text:style-name="T23">משתני </text:span>רפרנס<text:span text:style-name="T23"> - reference variables</text:span></text:h>
      <text:p text:style-name="P20">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5">int num; int* pnum = &amp;num;</text:p>
      <text:p text:style-name="P32">כדי להשתמש בפוינטר, צריך ל<text:span text:style-name="T12">הקדים לו כוכבית, למשל:</text:span></text:p>
      <text:p text:style-name="P26">(*<text:span text:style-name="T14">pnum</text:span>) = 5;</text:p>
      <text:p text:style-name="P33">ואם המשתנה הוא עצם או struct, צריך להשתמש בחץ, למשל:</text:p>
      <text:p text:style-name="P26">Point <text:span text:style-name="T16">location; Point* plocation = &amp;location;</text:span></text:p>
      <text:p text:style-name="P26"><text:span text:style-name="T15">plocation</text:span>-&gt;x = 5;<text:span text:style-name="T13"> <text:s/>// equivalent to (*plocation).x = 5;</text:span></text:p>
      <text:p text:style-name="P34">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7">int&amp; <text:span text:style-name="T17">rnum</text:span> =<text:span text:style-name="T17"> num</text:span>;</text:p>
      <text:p text:style-name="P35">זה מאד דומה, רק שהפעם, אפשר לגשת למשתנה בלי כוכבית, למשל:</text:p>
      <text:p text:style-name="P27"><text:span text:style-name="T17">rnum</text:span> = 5;</text:p>
      <text:p text:style-name="P36">ובלי חץ, למשל:</text:p>
      <text:p text:style-name="P28">Point&amp; <text:span text:style-name="T18">rlocation</text:span> = <text:span text:style-name="T18">location</text:span>; <text:s text:c="3"/><text:span text:style-name="T18">rlocation</text:span>.x = 5;</text:p>
      <text:p text:style-name="P37">חוץ מצורת הגישה, ישנם שני הבדלים עיקריים בין <text:span text:style-name="T19">פוינטר לרפרנס: </text:span></text:p>
      <text:list xml:id="list8884452792485363185" text:style-name="L1">
        <text:list-item>
          <text:p text:style-name="P64">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5">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41">ראו הדגמה בתיקיה <text:span text:style-name="T57">1</text:span>.</text:p>
      <text:p text:style-name="P31">השוואה לג'אבה</text:p>
      <text:p text:style-name="P38">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9">אבל בניגוד לרפרנסים, אפשר לאתחל אותם עם null.</text:p>
      <text:p text:style-name="P21">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21">"ערך שמאלי" ו"ערך ימני" - lvalue, rvalue</text:p>
      <text:p text:style-name="P40">אחד המושגים שמופיעים הרבה בתיעוד של ++C <text:span text:style-name="T24">ובהודעות-השגיאה של קומפיילרים </text:span>הם: lvalue, rvalue<text:span text:style-name="T24">.</text:span></text:p>
      <text:list xml:id="list5352015435123020442" text:style-name="L2">
        <text:list-item>
          <text:p text:style-name="P66">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67">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44">לדוגמה, אם כותבים <text:span text:style-name="T26">ביטויים כמו</text:span>:</text:p>
      <text:p text:style-name="P53">7<text:span text:style-name="T26"> </text:span>=<text:span text:style-name="T26"> </text:span>a;</text:p>
      <text:p text:style-name="P54">x+y<text:span text:style-name="T26"> </text:span>=<text:span text:style-name="T26"> </text:span>a;</text:p>
      <text:p text:style-name="P55">f() = a;</text:p>
      <text:p text:style-name="P45"><text:span text:style-name="T27">(כאשר f היא פונקציה שמחזירה int) <text:s/>מקבלים הודעת שגיאה: "expression must be a modifiable lvalue</text:span><text:span text:style-name="T29">"</text:span><text:span text:style-name="T30">.</text:span></text:p>
      <text:p text:style-name="P46">טוב, זה די צפוי, אבל הודעת-שגיאה עם lvalue יכול להופיע גם במקרים פחות צפויים. למשל:</text:p>
      <text:p text:style-name="P56"><text:span text:style-name="T28">int&amp; </text:span><text:span text:style-name="T31">refToInt</text:span><text:span text:style-name="T28"> = </text:span><text:span text:style-name="T31">5;</text:span></text:p>
      <text:p text:style-name="P56"><text:span text:style-name="T31">int&amp; refToInt = </text:span><text:span text:style-name="T32">x+y</text:span><text:span text:style-name="T31">;</text:span></text:p>
      <text:p text:style-name="P56"><text:span text:style-name="T31">int&amp; refToInt = </text:span><text:span text:style-name="T33">f()</text:span><text:span text:style-name="T31">;</text:span></text:p>
      <text:p text:style-name="P49"><text:span text:style-name="T31">ג</text:span><text:span text:style-name="T28">ם כאן נקבל הודעת שגיאה האומרת לנו שאי-אפשר לאתחל רפרנס עם דבר שהוא לא lvalue. למה? כי רפרנס אמור להצביע לעצם </text:span><text:span text:style-name="T34">ש</text:span><text:span text:style-name="T28">אפשר לשנות אותו - הוא לא יכול להצביע למספר </text:span><text:span text:style-name="T35">או לביטוי זמני.</text:span></text:p>
      <text:p text:style-name="P50"><text:span text:style-name="T35">י</text:span><text:span text:style-name="T28">ש מקרה אחד שבו </text:span><text:span text:style-name="T36">אפשר להציב rvalue בתוך רפרנס - כאשר מגדירים את הרפרנס כקבוע - const. למשל הביטויים הבאים חוקיים:</text:span></text:p>
      <text:p text:style-name="P56"><text:span text:style-name="T37">const </text:span><text:span text:style-name="T28">int&amp; </text:span><text:span text:style-name="T31">refToInt</text:span><text:span text:style-name="T28"> = </text:span><text:span text:style-name="T31">5;</text:span></text:p>
      <text:p text:style-name="P56"><text:span text:style-name="T37">const </text:span><text:span text:style-name="T31">int&amp; refToInt = </text:span><text:span text:style-name="T32">x+y</text:span><text:span text:style-name="T31">;</text:span></text:p>
      <text:p text:style-name="P56"><text:span text:style-name="T37">const </text:span><text:span text:style-name="T31">int&amp; refToInt = </text:span><text:span text:style-name="T33">f()</text:span><text:span text:style-name="T31">;</text:span></text:p>
      <text:p text:style-name="P52"><text:span text:style-name="T31">כ</text:span><text:span text:style-name="T28">יוון שהדבר שמצביעים אליו מוגדר כ"קבוע", הקומפיילר ממילא לא ייתן לנו לשנות אותו, ולכן הרפרנס יכול להצביע גם לדבר שאין לו כתובת בזיכרון.</text:span></text:p>
      <text:p text:style-name="P68">במקרה זה, הקומפיילר מאריך את אורך-החיים של המשתנה הזמני, כך שיישאר בזיכרון (בד"כ על המחסנית) למשך כל אורך החיים של הרפרנס.</text:p>
      <text:p text:style-name="P51"><text:span text:style-name="T39">ל</text:span><text:span text:style-name="T38">מה צריך את זה?</text:span><text:span text:style-name="T28"> - השימוש העיקרי של const reference הוא כשרוצים להעביר ארגומנטים לפונקציות.</text:span><text:span text:style-name="T40"> זה שימושי במיוחד כשהארגומנט הוא אובייקט גדול. יש כמה דרכים להעביר אותו לפונקציה:</text:span></text:p>
      <text:list xml:id="list6399699083789544556" text:style-name="L3">
        <text:list-item>
          <text:p text:style-name="P70"><text:span text:style-name="T28">אם מעבירים אותו כערך - הוא </text:span><text:span text:style-name="T38">מועתק</text:span><text:span text:style-name="T28"> למשתנה זמני שמועבר לפונקציה. זה יכול להיות מאד בזבזני כשהמשתנה גדול.</text:span></text:p>
        </text:list-item>
        <text:list-item>
          <text:p text:style-name="P70"><text:span text:style-name="T28">אם מעבירים אותו כרפרנס - הוא לא מועתק, רק הכתובת שלו מועתקת, </text:span><text:span text:style-name="T38">אבל</text:span><text:span text:style-name="T28">, הפונקציה יכולה לשנות את ערכו, וזה עלול לגרום שגיאות לוגיות.</text:span></text:p>
        </text:list-item>
        <text:list-item>
          <text:p text:style-name="P69">אם מעבירים אותו כרפרנס-קבוע (const &amp;), רק הכתובת שלו מועתקת, ובנוסף, הקומפיילר מוודא שאי-אפשר לשנות את ערכו<text:span text:style-name="T58">.</text:span> יתרון נוסף הוא, שאפשר להעביר לפונקציה rvalue<text:span text:style-name="T58"> - למשל ערך זמני המגיע מקריאה לפונקציה קודמת.</text:span></text:p>
        </text:list-item>
      </text:list>
      <text:p text:style-name="P47"/>
      <text:p text:style-name="P43">החזרת רפרנסים מתוך פונקציות</text:p>
      <text:p text:style-name="P17">ב++C אפשר ל<text:span text:style-name="T59">א רק להעביר רפרנסים כפרמטרים לפונקציות, אלא גם להחזיר רפרנסים מתוך פונקציות. <text:s/></text:span><text:span text:style-name="T41">ראו הדגמה בתיקיה</text:span><text:span text:style-name="T42"> 2</text:span><text:span text:style-name="T41">.</text:span></text:p>
      <text:p text:style-name="P18"><text:span text:style-name="T41">ל</text:span><text:span text:style-name="T28">מה זה טוב?</text:span></text:p>
      <text:list xml:id="list8921885812424409750" text:style-name="L4">
        <text:list-item>
          <text:p text:style-name="P57">שיטה של מחלקה יכולה להחזיר רפרנס לשדה של המחלקה, כדי לאפשר לקוראים לשנות את המחלקה. לדוגמה, במחלקה המייצגת מערך של מספרים, יכולה להיות שיטה בשם "get" המקבלת אינדקס ומחזירה את המספר הנמצא באינדקס זה. בג'אבה, כדי לשנות את המספר הזה, היינו צריכים שיטה אחרת בשם "put". ב++C, אפשר לשנות את השיטה "get" כך שתחזיר int&amp; במקום int, כך נוכל להשתמש באותה שיטה לקריאה ולכתיבה.</text:p>
        </text:list-item>
        <text:list-item>
          <text:p text:style-name="P57">כשכותבים שיטה שמשנה מחלקה, מקובל להחזיר רפרנס למחלקה עצמה, כדי שיהיה אפשר לקרוא לכמה שיטות-עדכון בשרשרת. ראו דוגמה בתיקיה 2.</text:p>
        </text:list-item>
      </text:list>
      <text:p text:style-name="P48"/>
      <text:p text:style-name="P48"/>
      <text:h text:style-name="Heading_20_1" text:outline-level="1">קבועים - const</text:h>
      <text:p text:style-name="P7">המילה const קיימת גם בשפת סי. <text:span text:style-name="T43">אם שמים אותה מייד לפני שם של משתנה - המשתנה יהיה קבוע, והקומפיילר לא ייתן לנו לשנות אותו. <text:s/>עד כאן זה פשוט.</text:span></text:p>
      <text:p text:style-name="P8">כשיש פוינטרים זה קצת יותר מסובך - צריך לשים לב מי הקבוע - הפוינטר או הדבר שהוא מצביע עליו? </text:p>
      <text:p text:style-name="P24"><text:span text:style-name="T45">int</text:span><text:span text:style-name="T47"> *</text:span><text:span text:style-name="T45">const</text:span><text:span text:style-name="T47"> p1 = &amp;i; </text:span><text:span text:style-name="T49">// a const </text:span><text:span text:style-name="T48">pointer to an un-const variable </text:span></text:p>
      <text:p text:style-name="P24">p1++; <text:span text:style-name="T51"><text:s text:c="3"/></text:span><text:span text:style-name="T48">// c</text:span><text:span text:style-name="T50">ompiler </text:span><text:span text:style-name="T48">error </text:span></text:p>
      <text:p text:style-name="P24">(*p1)++; <text:span text:style-name="T48">// ok </text:span></text:p>
      <text:p text:style-name="P24"><text:span text:style-name="T46">const </text:span><text:span text:style-name="T44">int</text:span>* p2 = &amp;b; <text:span text:style-name="T48">// an un-const pointer to a const variable </text:span></text:p>
      <text:p text:style-name="P24">p2++; <text:span text:style-name="T51"><text:s text:c="4"/></text:span><text:span text:style-name="T48">// ok</text:span></text:p>
      <text:p text:style-name="P24">(*p2)++; <text:span text:style-name="T51"><text:s/></text:span><text:span text:style-name="T48">// c</text:span><text:span text:style-name="T50">ompiler </text:span><text:span text:style-name="T48">error </text:span></text:p>
      <text:p text:style-name="P24"><text:span text:style-name="T44">const</text:span> <text:span text:style-name="T44">int</text:span> * <text:span text:style-name="T44">const</text:span> p3 = &amp;b; <text:span text:style-name="T48">// a const pointer to a const variable </text:span></text:p>
      <text:p text:style-name="P30"/>
      <text:p text:style-name="P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5425753814836842342" text:style-name="L5">
        <text:list-item>
          <text:p text:style-name="P59">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60">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2">! <text:s text:c="2"/></text:span>לכן, כשמגדירים שיטה כ-const עלולה להיווצר "תגובת שרשרת" שתדרוש מאיתנו הרבה שינויים בקוד. <text:s text:c="2"/><text:span text:style-name="T53">לכן עדיף מלכתחילה להגדיר כ-const כל שיטה שאנחנו יודעים שלא תצטרך לשנות את העצם.</text:span></text:p>
      <text:p text:style-name="P23">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3821429412985341775" text:style-name="L6">
        <text:list-item>
          <text:p text:style-name="P61">אחת מיועדת לקריאה - היא <text:span text:style-name="T54">מוגדרת כ-const ומחזירה const&amp;</text:span>.</text:p>
        </text:list-item>
        <text:list-item>
          <text:p text:style-name="P61">השניה מיועדת לכתיבה - היא מוגדרת בלי const ומחזירה &amp;.</text:p>
        </text:list-item>
      </text:list>
      <text:p text:style-name="P12">הקומפיילר יחליט לאיזו שיטה לקרוא, לפי סוג המשתנה: אם המשתנה הוא const הוא יקרא לשיטה המיועדת לקריאה בלבד; אחרת הוא יקרא לשיטה המיועדת לכתיבה.</text:p>
      <text:p text:style-name="P22">שדה mutable</text:p>
      <text:p text:style-name="P13">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3">כדי שהקומפיילר יאפשר לנו לעשות זאת, נסמן את ה-cache ב-mutable. </text:p>
      <text:p text:style-name="P13">שדה המסומן ב-mutable ניתן לשינוי גם אם העצם הוא const.</text:p>
      <text:p text:style-name="P58"/>
      <text:p text:style-name="P23">מקורות</text:p>
      <text:list xml:id="list6553659005671289691" text:style-name="L7">
        <text:list-item>
          <text:p text:style-name="P62">מצגות של<text:span text:style-name="T9"> </text:span>אופיר פלא ומירי בן-ניסן.</text:p>
        </text:list-item>
        <text:list-item>
          <text:p text:style-name="P63">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3T03:52:33.855239403</dc:date>
    <meta:editing-duration>P8DT9H52M37S</meta:editing-duration>
    <meta:editing-cycles>931</meta:editing-cycles>
    <meta:document-statistic meta:table-count="0" meta:image-count="0" meta:object-count="0" meta:page-count="1" meta:paragraph-count="84" meta:word-count="1223" meta:character-count="6851" meta:non-whitespace-character-count="5686"/>
  </office:meta>
</office:document-meta>
</file>